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3d7b" officeooo:paragraph-rsid="00113d7b"/>
    </style:style>
    <style:style style:name="P2" style:family="paragraph" style:parent-style-name="Text_20_body">
      <style:text-properties officeooo:paragraph-rsid="00113d7b"/>
    </style:style>
    <style:style style:name="P3" style:family="paragraph" style:parent-style-name="Text_20_body">
      <style:text-properties officeooo:rsid="00129cd1" officeooo:paragraph-rsid="00129cd1"/>
    </style:style>
    <style:style style:name="P4" style:family="paragraph" style:parent-style-name="Text_20_body">
      <style:text-properties officeooo:paragraph-rsid="00129cd1"/>
    </style:style>
    <style:style style:name="P5" style:family="paragraph" style:parent-style-name="Text_20_body">
      <style:paragraph-properties fo:text-align="center" style:justify-single-word="false"/>
      <style:text-properties fo:font-size="16pt" fo:font-weight="bold" officeooo:rsid="00113d7b" officeooo:paragraph-rsid="00113d7b" style:font-size-asian="16pt" style:font-weight-asian="bold" style:font-size-complex="16pt"/>
    </style:style>
    <style:style style:name="P6" style:family="paragraph" style:parent-style-name="Text_20_body">
      <style:text-properties officeooo:rsid="001405ab" officeooo:paragraph-rsid="001405ab"/>
    </style:style>
    <style:style style:name="P7" style:family="paragraph" style:parent-style-name="Text_20_body">
      <style:text-properties officeooo:paragraph-rsid="00153e33"/>
    </style:style>
    <style:style style:name="P8" style:family="paragraph" style:parent-style-name="Text_20_body">
      <style:text-properties officeooo:rsid="00153e33" officeooo:paragraph-rsid="00153e33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0" style:family="paragraph" style:parent-style-name="Text_20_body" style:master-page-name="Standard">
      <style:paragraph-properties fo:text-align="center" style:justify-single-word="false" style:page-number="auto"/>
      <style:text-properties fo:font-size="16pt" fo:font-weight="bold" officeooo:rsid="00113d7b" officeooo:paragraph-rsid="00113d7b" style:font-size-asian="16pt" style:font-weight-asian="bold" style:font-size-complex="16pt"/>
    </style:style>
    <style:style style:name="P11" style:family="paragraph" style:parent-style-name="Text_20_body">
      <style:text-properties officeooo:rsid="00173897" officeooo:paragraph-rsid="00173897"/>
    </style:style>
    <style:style style:name="T1" style:family="text">
      <style:text-properties officeooo:rsid="00113d7b"/>
    </style:style>
    <style:style style:name="T2" style:family="text">
      <style:text-properties officeooo:rsid="00129cd1"/>
    </style:style>
    <style:style style:name="T3" style:family="text">
      <style:text-properties officeooo:rsid="001405ab"/>
    </style:style>
    <style:style style:name="T4" style:family="text">
      <style:text-properties officeooo:rsid="00153e33"/>
    </style:style>
    <style:style style:name="T5" style:family="text">
      <style:text-properties officeooo:rsid="001738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NÁLISIS RESUELTOS DE PALABRAS.</text:p>
      <text:p text:style-name="P5"/>
      <text:p text:style-name="P5"/>
      <text:p text:style-name="P1">COMUNICÁSEMOS</text:p>
      <text:p text:style-name="Text_20_body">comunic- lexema</text:p>
      <text:p text:style-name="Text_20_body">-<text:span text:style-name="T1">ásemos Morfema flexivo desinencia verbal que incluye:</text:span></text:p>
      <text:p text:style-name="Text_20_body"><text:tab/>á- Vocal Temática <text:span text:style-name="T1">1ª conjugación</text:span></text:p>
      <text:p text:style-name="Text_20_body"><text:tab/>-se- Morfema flexivo modo-tiempo <text:span text:style-name="T1">(Presente Subjuntivo)</text:span></text:p>
      <text:p text:style-name="Text_20_body"><text:tab/>-mos Morfema flexivo <text:span text:style-name="T1">1ª persona del plural</text:span></text:p>
      <text:p text:style-name="Text_20_body">Palabra primitiva, <text:span text:style-name="T1">Verbo.</text:span></text:p>
      <text:p text:style-name="Text_20_body"/>
      <text:p text:style-name="P1">EMPUÑAR</text:p>
      <text:p text:style-name="Text_20_body">em- morfema gramatical derivativo prefijo.</text:p>
      <text:p text:style-name="Text_20_body"><text:span text:style-name="T1">-p</text:span>uñ- lexema</text:p>
      <text:p text:style-name="Text_20_body">-ar morfema derivativo sufijo <text:span text:style-name="T1">+ morfema flexivo desinencia verbal</text:span> (infinitivo <text:span text:style-name="T1">1ª conjugación.</text:span>)</text:p>
      <text:p text:style-name="P2">Palabra parasintética, <text:span text:style-name="T1">verbo.</text:span></text:p>
      <text:p text:style-name="P2"/>
      <text:p text:style-name="P1">CIEMPIÉS</text:p>
      <text:p text:style-name="Text_20_body">ciem- lexema <text:span text:style-name="T1">(numeral)</text:span></text:p>
      <text:p text:style-name="Text_20_body">pie-lexema <text:span text:style-name="T1">(sustantivo)</text:span></text:p>
      <text:p text:style-name="Text_20_body">-s- morfema flexivo de número <text:span text:style-name="T1">plural</text:span>.</text:p>
      <text:p text:style-name="Text_20_body">Palabra compuesta, <text:span text:style-name="T1">sustantivo (ambos números, masculino).</text:span></text:p>
      <text:p text:style-name="Text_20_body"/>
      <text:p text:style-name="P1">SOLEADO</text:p>
      <text:p text:style-name="Text_20_body">sol: lexema</text:p>
      <text:p text:style-name="Text_20_body">-ead- morfema derivativo sufijo <text:span text:style-name="T1">adjetivador</text:span></text:p>
      <text:p text:style-name="P2">o- morfema flexivo de género <text:span text:style-name="T1">masculino.</text:span></text:p>
      <text:p text:style-name="P1">Número singular.</text:p>
      <text:p text:style-name="P2">Palabra derivada.</text:p>
      <text:p text:style-name="P2"><text:soft-page-break/></text:p>
      <text:p text:style-name="P1">PASATIEMPO</text:p>
      <text:p text:style-name="Text_20_body">pas- lexema</text:p>
      <text:p text:style-name="Text_20_body">a- morfema flexivo <text:span text:style-name="T2">desinencia verbal (3ª persona del singular, Presente Indicativo, 1ª conjugación).</text:span></text:p>
      <text:p text:style-name="Text_20_body">tiempo- lexema, <text:span text:style-name="T2">masculino singular.</text:span></text:p>
      <text:p text:style-name="P4">Palabra compuesta, <text:span text:style-name="T2">Sustantivo. </text:span></text:p>
      <text:p text:style-name="P3">Género masculino.</text:p>
      <text:p text:style-name="P3">Número singular.</text:p>
      <text:p text:style-name="Text_20_body"/>
      <text:p text:style-name="P3">QUITASOL</text:p>
      <text:p text:style-name="Text_20_body">quit-lexema</text:p>
      <text:p text:style-name="Text_20_body">a-morfema flexivo <text:span text:style-name="T2">(3ª persona del singular, Presente Indicativo, 1ª conjugación)</text:span></text:p>
      <text:p text:style-name="Text_20_body">sol-lexema, <text:span text:style-name="T2">masculino, singular.</text:span></text:p>
      <text:p text:style-name="Text_20_body">Palabra compuesta, <text:span text:style-name="T2">Sustantivo.</text:span></text:p>
      <text:p text:style-name="P3">Género masculino.</text:p>
      <text:p text:style-name="P3">Número singular.</text:p>
      <text:p text:style-name="Text_20_body"/>
      <text:p text:style-name="P1">CONVIVENCIA</text:p>
      <text:p text:style-name="Text_20_body">con- morfema gramatical derivativo prefijo.</text:p>
      <text:p text:style-name="Text_20_body">-viv- <text:s/><text:span text:style-name="T2">le</text:span>xema.</text:p>
      <text:p text:style-name="Text_20_body"><text:span text:style-name="T2">-e</text:span>ncia morfema derivativo sufijo <text:span text:style-name="T2">sustantivador.</text:span></text:p>
      <text:p text:style-name="Text_20_body">-<text:span text:style-name="T2">a Morfema flexivo de género femenino.</text:span></text:p>
      <text:p text:style-name="P3">Número singular.</text:p>
      <text:p text:style-name="Text_20_body">Palabra derivada, <text:span text:style-name="T2">Sustantivo.</text:span></text:p>
      <text:p text:style-name="Text_20_body"/>
      <text:p text:style-name="P1">NACIONALISTA</text:p>
      <text:p text:style-name="Text_20_body">nacion- <text:span text:style-name="T3">lexema</text:span></text:p>
      <text:p text:style-name="Text_20_body">-al- mo<text:span text:style-name="T2">r</text:span>fema derivativo sufijo <text:span text:style-name="T2">adjetivador.</text:span></text:p>
      <text:p text:style-name="Text_20_body">-ista morfema derivativo sufijo <text:span text:style-name="T2">adjetivador.</text:span></text:p>
      <text:p text:style-name="Text_20_body">Palabra derivada, <text:span text:style-name="T2">Adjetivo.</text:span></text:p>
      <text:p text:style-name="P3"><text:soft-page-break/>Género: ambos.</text:p>
      <text:p text:style-name="P3">Número singular.</text:p>
      <text:p text:style-name="Text_20_body"/>
      <text:p text:style-name="P1">PRADO</text:p>
      <text:p text:style-name="Text_20_body">prad-lexema</text:p>
      <text:p text:style-name="Text_20_body">-<text:span text:style-name="T2">o Morfema flexivo de género masculino.</text:span></text:p>
      <text:p text:style-name="P3">Número singular.</text:p>
      <text:p text:style-name="Text_20_body">Palabra simple, <text:span text:style-name="T2">Sustantivo.</text:span></text:p>
      <text:p text:style-name="Text_20_body"/>
      <text:p text:style-name="P1">SORDOMUDO</text:p>
      <text:p text:style-name="Text_20_body">sord-lexema</text:p>
      <text:p text:style-name="Text_20_body">o- morfema <text:s/>flexivo de género <text:span text:style-name="T3">masculino.</text:span></text:p>
      <text:p text:style-name="Text_20_body">mud- lexema</text:p>
      <text:p text:style-name="Text_20_body">o-morfema <text:s/>flexivo de género <text:span text:style-name="T3">masculino.</text:span></text:p>
      <text:p text:style-name="Text_20_body">Palabra compuesta, <text:span text:style-name="T3">Adjetivo.</text:span></text:p>
      <text:p text:style-name="P6">Género masculino.</text:p>
      <text:p text:style-name="P6">Número singular.</text:p>
      <text:p text:style-name="Text_20_body"/>
      <text:p text:style-name="P1">INTRATABLE</text:p>
      <text:p text:style-name="Text_20_body">in- morfema derivativo prefijo.</text:p>
      <text:p text:style-name="Text_20_body">-trat-lexema</text:p>
      <text:p text:style-name="Text_20_body">a-morfema flexivo vocal temática <text:span text:style-name="T3">de la 1ª Conjugación.</text:span></text:p>
      <text:p text:style-name="Text_20_body">-ble- morfema derivativo sufijo <text:span text:style-name="T3">adjetivador.</text:span></text:p>
      <text:p text:style-name="Text_20_body">Palabra derivada, <text:span text:style-name="T3">Adjetivo.</text:span></text:p>
      <text:p text:style-name="P6">Género: ambos.</text:p>
      <text:p text:style-name="P6">Número singular.</text:p>
      <text:p text:style-name="Text_20_body"/>
      <text:p text:style-name="P1">ENAMORAR</text:p>
      <text:p text:style-name="Text_20_body">en- morfema derivativo prefijo.</text:p>
      <text:p text:style-name="Text_20_body">-am<text:span text:style-name="T3">or- </text:span>lexema</text:p>
      <text:p text:style-name="Text_20_body"><text:soft-page-break/>ar <text:s/>morfema derivativo sufijo <text:span text:style-name="T3">+ morfema flexivo desinencia verbal de infinitivo de la 1ª conjugación </text:span>(-<text:span text:style-name="T3">a-</text:span> vocal temática)</text:p>
      <text:p text:style-name="Text_20_body">Palabra parasintética (no existe “enamor” ni “amorar”; se forma a partir de “amor” añadiéndole simultáneamente prefijo y sufijo), <text:span text:style-name="T3">Verbo.</text:span></text:p>
      <text:p text:style-name="Text_20_body"/>
      <text:p text:style-name="P1">MALDECIR</text:p>
      <text:p text:style-name="Text_20_body">mal-lexema <text:span text:style-name="T3">(adverbio)</text:span></text:p>
      <text:p text:style-name="Text_20_body">-dec-lexema</text:p>
      <text:p text:style-name="Text_20_body">-<text:span text:style-name="T3">ir </text:span>morfema flexivo <text:span text:style-name="T3">desinencia verbal de Infinitivo de la 3ª Conjugación (-i- vocal temática)</text:span></text:p>
      <text:p text:style-name="Text_20_body">Palabra compuesta, <text:span text:style-name="T3">verbo.</text:span></text:p>
      <text:p text:style-name="Text_20_body"/>
      <text:p text:style-name="P1">VINAGRE</text:p>
      <text:p text:style-name="Text_20_body">vin-lexema</text:p>
      <text:p text:style-name="Text_20_body">agre lexema (<text:span text:style-name="T3">variación</text:span> de “agrio”)</text:p>
      <text:p text:style-name="Text_20_body">Palabra compuesta, <text:span text:style-name="T3">sustantivo.</text:span></text:p>
      <text:p text:style-name="P6">Género masculino.</text:p>
      <text:p text:style-name="P6">Número singular.</text:p>
      <text:p text:style-name="Text_20_body"/>
      <text:p text:style-name="P1">RADIOAFICIONADO</text:p>
      <text:p text:style-name="Text_20_body">radio- lexema <text:span text:style-name="T3">(sustantivo)</text:span></text:p>
      <text:p text:style-name="Text_20_body">-aficion- lexema</text:p>
      <text:p text:style-name="Text_20_body">-ad<text:span text:style-name="T3">o </text:span>morfema derivativo sufijo <text:span text:style-name="T3">adjetivador</text:span></text:p>
      <text:p text:style-name="Text_20_body"><text:span text:style-name="T3">(</text:span>-o morfema flexivo de género <text:span text:style-name="T3">masculino).</text:span></text:p>
      <text:p text:style-name="P6">Número singular.</text:p>
      <text:p text:style-name="Text_20_body">Palabra compuesta (radio + aficionado, que a su vez es derivad<text:span text:style-name="T3">a </text:span>de afición)</text:p>
      <text:p text:style-name="Text_20_body"/>
      <text:p text:style-name="P1">ROSÁCEO</text:p>
      <text:p text:style-name="Text_20_body">ros-lexema</text:p>
      <text:p text:style-name="Text_20_body">-ace<text:span text:style-name="T3">o</text:span> morfema derivativo sufijo <text:span text:style-name="T3">(-</text:span>o morfema flexivo de género <text:span text:style-name="T3">masculino).</text:span></text:p>
      <text:p text:style-name="P6">Número singular.</text:p>
      <text:p text:style-name="P6"><text:soft-page-break/>Palabra derivada, Adjetivo.</text:p>
      <text:p text:style-name="Text_20_body"/>
      <text:p text:style-name="P1">ATENAZAR</text:p>
      <text:p text:style-name="Text_20_body">a-morfema derivativo prefijo.</text:p>
      <text:p text:style-name="Text_20_body">-tenaz- lexema</text:p>
      <text:p text:style-name="Text_20_body">-ar <text:s/>morfema derivativo sufijo <text:span text:style-name="T3">+ morfema flexivo desinencia verbal de Infinitivo de la 1ª Conjugación</text:span> (-a- vocal temática).</text:p>
      <text:p text:style-name="Text_20_body">Palabra parasintética (no existe “atenaza” ni “tenazar”; se forma a partir de “tenaza” añadiéndole simultáneamente prefijo y sufijo), <text:span text:style-name="T3">Verbo.</text:span></text:p>
      <text:p text:style-name="Text_20_body"/>
      <text:p text:style-name="P1">INMORAL</text:p>
      <text:p text:style-name="Text_20_body">in- morfema derivativo prefijo.</text:p>
      <text:p text:style-name="Text_20_body">-moral lexema</text:p>
      <text:p text:style-name="Text_20_body">Palabra derivada, <text:span text:style-name="T3">Adjetivo.</text:span></text:p>
      <text:p text:style-name="P6">Género: ambos.</text:p>
      <text:p text:style-name="P6">Número singular.</text:p>
      <text:p text:style-name="Text_20_body"/>
      <text:p text:style-name="P1">ESTUDIANTIL</text:p>
      <text:p text:style-name="Text_20_body">estudiant- lexema</text:p>
      <text:p text:style-name="Text_20_body">-il morfema <text:s/>derivativo sufijo <text:span text:style-name="T3">adjetivador.</text:span></text:p>
      <text:p text:style-name="P6">Género: ambos.</text:p>
      <text:p text:style-name="P6">Número: singular.</text:p>
      <text:p text:style-name="Text_20_body">Palabra derivada, <text:span text:style-name="T3">Adjetivo.</text:span></text:p>
      <text:p text:style-name="Text_20_body"/>
      <text:p text:style-name="P1">AGUANIEVE</text:p>
      <text:p text:style-name="Text_20_body">agua- lexema <text:span text:style-name="T3">(sustantivo).</text:span></text:p>
      <text:p text:style-name="Text_20_body">nieve- lexema <text:span text:style-name="T3">(sustantivo)</text:span></text:p>
      <text:p text:style-name="Text_20_body">Palabra compuesta, <text:span text:style-name="T3">Sustantivo.</text:span></text:p>
      <text:p text:style-name="P6">Género femenino.</text:p>
      <text:p text:style-name="P6">Número singular.</text:p>
      <text:p text:style-name="P1"/>
      <text:p text:style-name="P1"><text:soft-page-break/>ENFLAQUECER</text:p>
      <text:p text:style-name="Text_20_body">en- morfema derivativo prefijo.</text:p>
      <text:p text:style-name="Text_20_body">-<text:span text:style-name="T4">f</text:span>laqu- lexema</text:p>
      <text:p text:style-name="P7">-ecer : morfema derivativo sufijo <text:span text:style-name="T4">+ morfema flexivo desinencia verbal de infinitivo de la 2ª Conjugación </text:span>(-e- vocal temática).</text:p>
      <text:p text:style-name="P2">Palabra parasintética (no existe “enflaco” ni “flaquecer”; se forma a partir de “flaco” añadiéndole simultáneamente prefijo y sufijo), <text:span text:style-name="T4">Verbo.</text:span></text:p>
      <text:p text:style-name="P2"/>
      <text:p text:style-name="P1">DESORBITAR</text:p>
      <text:p text:style-name="Text_20_body">des- morfema <text:span text:style-name="T4">d</text:span>erivativo prefijo.</text:p>
      <text:p text:style-name="Text_20_body">-orbit- lexema</text:p>
      <text:p text:style-name="Text_20_body">-ar morfema derivativo sufijo <text:span text:style-name="T4">+ morfema flexivo desinencia verbal de Infinitivo de la 1ª Conjugación</text:span> (-a- vocal temática).</text:p>
      <text:p text:style-name="Text_20_body">Palabra derivada (de “orbitar”, que a su vez es un derivado de “órbita”), <text:span text:style-name="T4">Verbo.</text:span></text:p>
      <text:p text:style-name="P1"/>
      <text:p text:style-name="P1">FUERABORDA</text:p>
      <text:p text:style-name="Text_20_body">fuera- lexema <text:span text:style-name="T4">(Adverbio)</text:span></text:p>
      <text:p text:style-name="Text_20_body">borda-lexema <text:span text:style-name="T4">(Sustantivo, femenino)</text:span></text:p>
      <text:p text:style-name="Text_20_body">Palabra compuesta, <text:span text:style-name="T4">Sustantivo.</text:span></text:p>
      <text:p text:style-name="P8">Género masculino</text:p>
      <text:p text:style-name="P8">Número singular.</text:p>
      <text:p text:style-name="P1"/>
      <text:p text:style-name="P1">PRADERA</text:p>
      <text:p text:style-name="Text_20_body">prad- lexema </text:p>
      <text:p text:style-name="Text_20_body">-era morfema derivativo sufijo <text:span text:style-name="T4">sustantivador.</text:span></text:p>
      <text:p text:style-name="Text_20_body">Palabra derivada, <text:span text:style-name="T4">Sustantivo.</text:span></text:p>
      <text:p text:style-name="P8">Género femenino (-a)</text:p>
      <text:p text:style-name="P8">Número singular.</text:p>
      <text:p text:style-name="Text_20_body"/>
      <text:p text:style-name="Text_20_body"/>
      <text:p text:style-name="Text_20_body"/>
      <text:p text:style-name="P1"><text:soft-page-break/>COMERCIALIZACIÓN</text:p>
      <text:p text:style-name="Text_20_body">comerci- lexema</text:p>
      <text:p text:style-name="Text_20_body">al- morfema derivativo sufijo <text:span text:style-name="T5">adjetivador.</text:span></text:p>
      <text:p text:style-name="Text_20_body">-iz- morfema derivativo sufijo (-izar).</text:p>
      <text:p text:style-name="Text_20_body">-a-morfema flexivo vocal temática <text:span text:style-name="T5">de la 1ª Conjugación.</text:span></text:p>
      <text:p text:style-name="Text_20_body">-ción morfema derivativo sufijo <text:span text:style-name="T5">sustantivador.</text:span></text:p>
      <text:p text:style-name="P11">Género femenino.</text:p>
      <text:p text:style-name="P11">Número singular.</text:p>
      <text:p text:style-name="Text_20_body">Palabra derivada (de “comercializar” &lt; “comercial” &lt; “comercio”), <text:span text:style-name="T5">Sustantivo.</text:span></text:p>
      <text:p text:style-name="P1"/>
      <text:p text:style-name="P1">ANUDAR</text:p>
      <text:p text:style-name="Text_20_body">a- morfema derivativo prefijo.</text:p>
      <text:p text:style-name="Text_20_body">-nud- lexema (“nudo”).</text:p>
      <text:p text:style-name="Text_20_body">-ar morfema derivativo sufijo <text:span text:style-name="T5">+ morfema flexivo desinencia verbal de Infinitivo de la 1ª Conjugación</text:span> (-a -vocal temática).</text:p>
      <text:p text:style-name="Text_20_body">Palabra parasintética (formada a partir de “nudo” añadiéndole simultáneamente prefijo y sufijo), <text:span text:style-name="T5">Verbo.</text:span></text:p>
      <text:p text:style-name="P1"/>
      <text:p text:style-name="P1">LIMPIABOTAS</text:p>
      <text:p text:style-name="Text_20_body">limpi- lexema <text:span text:style-name="T5">(verbo)</text:span></text:p>
      <text:p text:style-name="Text_20_body">-a- morfema flexivo <text:span text:style-name="T5">desinencia verbal (3ª persona del singular del Presente de Indicativo de un verbo de la 1ª Conjugación).</text:span></text:p>
      <text:p text:style-name="Text_20_body">-bot- lexema <text:span text:style-name="T5">(sustantivo)</text:span></text:p>
      <text:p text:style-name="Text_20_body">-<text:span text:style-name="T5">a- morfema flexivo de género femenino.</text:span></text:p>
      <text:p text:style-name="Text_20_body">-s morfema flexivo de número <text:span text:style-name="T5">plural</text:span>.</text:p>
      <text:p text:style-name="Text_20_body">Palabra compuesta, <text:span text:style-name="T5">Sustantivo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style:rfc-language-tag="ca-ES-valencia" fo:language="ca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Muñoz Serrano</meta:initial-creator>
    <meta:creation-date>2008-07-28T22:19:00</meta:creation-date>
    <dc:date>2021-10-05T13:16:21.387210176</dc:date>
    <meta:editing-cycles>6</meta:editing-cycles>
    <meta:editing-duration>PT49M38S</meta:editing-duration>
    <meta:generator>LibreOffice/4.4.7.2$Linux_X86_64 LibreOffice_project/40m0$Build-2</meta:generator>
    <meta:document-statistic meta:table-count="0" meta:image-count="0" meta:object-count="0" meta:page-count="7" meta:paragraph-count="167" meta:word-count="696" meta:character-count="5344" meta:non-whitespace-character-count="4804"/>
  </office:meta>
</office:document-meta>
</file>